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5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8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9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1.02cm" fo:min-width="0.516cm"/>
      <style:paragraph-properties style:writing-mode="lr-tb"/>
    </style:style>
    <style:style style:name="gr11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12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1.02cm" fo:min-width="0.51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b66c"/>
      <style:paragraph-properties fo:text-align="center"/>
      <style:text-properties fo:color="#ff0000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b4c7dc"/>
      <style:paragraph-properties fo:text-align="center"/>
    </style:style>
    <style:style style:name="P9" style:family="paragraph">
      <loext:graphic-properties draw:fill="solid" draw:fill-color="#ffa6a6"/>
      <style:paragraph-properties fo:text-align="center"/>
    </style:style>
    <style:style style:name="P10" style:family="paragraph">
      <loext:graphic-properties draw:fill="solid" draw:fill-color="#ffffa6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0.962cm" svg:x="2.524cm" svg:y="2.68cm">
          <draw:text-box>
            <text:p>Hash</text:p>
          </draw:text-box>
        </draw:frame>
        <draw:frame draw:style-name="gr2" draw:text-style-name="P1" draw:layer="layout" svg:width="1.905cm" svg:height="0.962cm" svg:x="6.334cm" svg:y="2.68cm">
          <draw:text-box>
            <text:p>Type</text:p>
          </draw:text-box>
        </draw:frame>
        <draw:frame draw:style-name="gr3" draw:text-style-name="P1" draw:layer="layout" svg:width="1.524cm" svg:height="0.801cm" svg:x="8.137cm" svg:y="2.841cm">
          <draw:text-box>
            <text:p><text:span text:style-name="T1">Hash Encoding</text:span></text:p>
          </draw:text-box>
        </draw:frame>
        <draw:g>
          <draw:custom-shape draw:style-name="gr4" draw:text-style-name="P3" draw:layer="layout" svg:width="5.461cm" svg:height="1.143cm" svg:x="12.303cm" svg:y="1.889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.889cm">
            <text:p text:style-name="P2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3.032cm">
            <text:p text:style-name="P2">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3.032cm">
            <text:p text:style-name="P2"><text:span text:style-name="T3">The hash of the 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4.175cm">
            <text:p text:style-name="P2">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4.175cm">
            <text:p text:style-name="P2"><text:span text:style-name="T2">The version #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5.318cm">
            <text:p text:style-name="P2">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5.318cm">
            <text:p text:style-name="P2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6.461cm">
            <text:p text:style-name="P2">39a63d6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6.461cm">
            <text:p text:style-name="P2"><text:span text:style-name="T4">The maj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7.604cm">
            <text:p text:style-name="P2">6dbb4624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7.604cm">
            <text:p text:style-name="P5"><text:span text:style-name="T4">The min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8.747cm">
            <text:p text:style-name="P2">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8.747cm">
            <text:p text:style-name="P2"><text:span text:style-name="T2">The length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1.033cm">
            <text:p text:style-name="P2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1.033cm">
            <text:p text:style-name="P2"><text:span text:style-name="T3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.915cm">
            <text:p text:style-name="P2">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.915cm">
            <text:p text:style-name="P2"><text:span text:style-name="T2">The hash of the </text:span><text:span text:style-name="T2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2.176cm">
            <text:p text:style-name="P2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2.176cm">
            <text:p text:style-name="P2"><text:span text:style-name="T2">The length of the </text:span><text:span text:style-name="T2">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1.033cm">
            <text:p text:style-name="P2">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1.033cm">
            <text:p text:style-name="P2"><text:span text:style-name="T3">T</text:span><text:span text:style-name="T3">h</text:span><text:span text:style-name="T3">e </text:span><text:span text:style-name="T3">h</text:span><text:span text:style-name="T3">a</text:span><text:span text:style-name="T3">s</text:span><text:span text:style-name="T3">h </text:span><text:span text:style-name="T3">of </text:span><text:span text:style-name="T3">th</text:span><text:span text:style-name="T3">e </text:span><text:span text:style-name="T3">fir</text:span><text:span text:style-name="T3">st </text:span><text:span text:style-name="T3">c</text:span><text:span text:style-name="T3">h</text:span><text:span text:style-name="T3">u</text:span><text:span text:style-name="T3">n</text:span><text:span text:style-name="T3">k </text:span><text:span text:style-name="T3">of </text:span><text:span text:style-name="T3">th</text:span><text:span text:style-name="T3">e </text:span><text:span text:style-name="T3">o</text:span><text:span text:style-name="T3">bj</text:span><text:span text:style-name="T3">e</text:span><text:span text:style-name="T3">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2.176cm">
            <text:p text:style-name="P2">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2.176cm">
            <text:p text:style-name="P2"><text:span text:style-name="T2">The offset of </text:span><text:span text:style-name="T2">the first </text:span><text:span text:style-name="T2">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3.319cm">
            <text:p text:style-name="P2">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3.319cm">
            <text:p text:style-name="P2"><text:span text:style-name="T5">The hash of the second </text:span><text:span text:style-name="T5">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4.462cm">
            <text:p text:style-name="P2">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4.462cm">
            <text:p text:style-name="P2"><text:span text:style-name="T2">The offset of the </text:span><text:span text:style-name="T2">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7.891cm">
            <text:p text:style-name="P2">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7.891cm">
            <text:p text:style-name="P2"><text:span text:style-name="T6">The hash of the </text:span><text:span text:style-name="T6">eighth chunk of the </text:span><text:span text:style-name="T6">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19.034cm">
            <text:p text:style-name="P2">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19.034cm">
            <text:p text:style-name="P2"><text:span text:style-name="T2">The offset of the </text:span><text:span text:style-name="T2">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text-style-name="P2" draw:layer="layout" svg:width="0.254cm" svg:height="0.254cm" svg:x="17.6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7.637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54cm" svg:height="0.254cm" svg:x="17.637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7.366cm" svg:height="0.762cm" svg:x="13.7cm" svg:y="1cm">
          <text:p text:style-name="P6"><text:span text:style-name="T7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8" draw:text-style-name="P8" draw:layer="layout" svg:width="4.064cm" svg:height="1.27cm" svg:x="2.27cm" svg:y="3.54cm">
            <text:p text:style-name="P2">badc0ff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9" draw:layer="layout" svg:width="2.032cm" svg:height="1.27cm" svg:x="6.334cm" svg:y="3.54cm">
            <text:p text:style-name="P2"><text:span text:style-name="T2">CHI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0" draw:layer="layout" svg:width="1.016cm" svg:height="1.27cm" svg:x="8.366cm" svg:y="3.54cm">
            <text:p text:style-name="P2"><text:span text:style-name="T8">B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8" draw:text-style-name="P8" draw:layer="layout" svg:width="4.064cm" svg:height="1.27cm" svg:x="2.27cm" svg:y="4.81cm">
          <text:p text:style-name="P2">f00dco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2.032cm" svg:height="1.27cm" svg:x="6.334cm" svg:y="4.81cm">
          <text:p text:style-name="P2"><text:span text:style-name="T2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1.016cm" svg:height="1.27cm" svg:x="8.366cm" svg:y="4.81cm">
          <text:p text:style-name="P2"><text:span text:style-name="T8">B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4.064cm" svg:height="1.27cm" svg:x="2.27cm" svg:y="6.08cm">
          <text:p text:style-name="P2">b01d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2.032cm" svg:height="1.27cm" svg:x="6.334cm" svg:y="6.08cm">
          <text:p text:style-name="P2"><text:span text:style-name="T2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1.016cm" svg:height="1.27cm" svg:x="8.366cm" svg:y="6.08cm">
          <text:p text:style-name="P2"><text:span text:style-name="T8">B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11" draw:text-style-name="P8" draw:layer="layout" svg:width="4.064cm" svg:height="1.27cm" svg:x="2.27cm" svg:y="7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9" draw:layer="layout" svg:width="2.032cm" svg:height="1.27cm" svg:x="6.334cm" svg:y="7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0" draw:layer="layout" svg:width="1.016cm" svg:height="1.27cm" svg:x="8.366cm" svg:y="7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1" draw:text-style-name="P8" draw:layer="layout" svg:width="4.064cm" svg:height="1.27cm" svg:x="2.27cm" svg:y="8.6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9" draw:layer="layout" svg:width="2.032cm" svg:height="1.27cm" svg:x="6.334cm" svg:y="8.6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0" draw:layer="layout" svg:width="1.016cm" svg:height="1.27cm" svg:x="8.366cm" svg:y="8.6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1" draw:text-style-name="P8" draw:layer="layout" svg:width="4.064cm" svg:height="1.27cm" svg:x="2.27cm" svg:y="9.8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" draw:text-style-name="P9" draw:layer="layout" svg:width="2.032cm" svg:height="1.27cm" svg:x="6.334cm" svg:y="9.8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3" draw:text-style-name="P10" draw:layer="layout" svg:width="1.016cm" svg:height="1.27cm" svg:x="8.366cm" svg:y="9.8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2.303cm" svg:y="9.89cm">
            <text:p text:style-name="P2">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17.764cm" svg:y="9.89cm">
            <text:p text:style-name="P2"><text:span text:style-name="T2">The Creation Time </text:span><text:span text:style-name="T2">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2" draw:style-name="dp1" draw:master-page-name="Default">
        <draw:custom-shape draw:style-name="gr7" draw:text-style-name="P7" draw:layer="layout" svg:width="7.366cm" svg:height="0.762cm" svg:x="2.778cm" svg:y="0.873cm">
          <text:p text:style-name="P6"><text:span text:style-name="T7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4" draw:text-style-name="P3" draw:layer="layout" svg:width="5.461cm" svg:height="1.143cm" svg:x="1cm" svg:y="1.889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1.889cm">
              <text:p text:style-name="P2"><text:span text:style-name="T2">The hash of the </text:span><text:span text:style-name="T2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" draw:text-style-name="P3" draw:layer="layout" svg:width="5.461cm" svg:height="1.143cm" svg:x="1cm" svg:y="1.915cm">
              <text:p text:style-name="P2">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1.915cm">
              <text:p text:style-name="P2"><text:span text:style-name="T8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" draw:text-style-name="P3" draw:layer="layout" svg:width="5.461cm" svg:height="1.143cm" svg:x="1cm" svg:y="4.149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4.149cm">
              <text:p text:style-name="P2"><text:span text:style-name="T2">The hash of the </text:span><text:span text:style-name="T2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" draw:text-style-name="P3" draw:layer="layout" svg:width="5.461cm" svg:height="1.143cm" svg:x="1cm" svg:y="4.175cm">
              <text:p text:style-name="P2">2bc6fe07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4.175cm">
              <text:p text:style-name="P2"><text:span text:style-name="T5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" draw:text-style-name="P3" draw:layer="layout" svg:width="5.461cm" svg:height="1.143cm" svg:x="1cm" svg:y="5.292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5.292cm">
              <text:p text:style-name="P2"><text:span text:style-name="T2">The hash of the </text:span><text:span text:style-name="T2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" draw:text-style-name="P3" draw:layer="layout" svg:width="5.461cm" svg:height="1.143cm" svg:x="1cm" svg:y="5.318cm">
              <text:p text:style-name="P2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5.318cm">
              <text:p text:style-name="P2"><text:span text:style-name="T5">Character string of the </text:span><text:span text:style-name="T5">object nam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" draw:text-style-name="P3" draw:layer="layout" svg:width="5.461cm" svg:height="1.143cm" svg:x="1cm" svg:y="3.032cm">
              <text:p text:style-name="P2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3.032cm">
              <text:p text:style-name="P2"><text:span text:style-name="T2">The hash of the </text:span><text:span text:style-name="T2">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4" draw:text-style-name="P3" draw:layer="layout" svg:width="5.461cm" svg:height="1.143cm" svg:x="1cm" svg:y="3.058cm">
              <text:p text:style-name="P2">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5" draw:text-style-name="P4" draw:layer="layout" svg:width="5.461cm" svg:height="1.143cm" svg:x="6.461cm" svg:y="3.058cm">
              <text:p text:style-name="P2"><text:span text:style-name="T9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custom-shape draw:style-name="gr7" draw:text-style-name="P7" draw:layer="layout" svg:width="7.366cm" svg:height="0.762cm" svg:x="2.778cm" svg:y="8.239cm">
          <text:p text:style-name="P6"><text:span text:style-name="T7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7" draw:layer="layout" svg:width="7.366cm" svg:height="0.762cm" svg:x="16.938cm" svg:y="8.747cm">
          <text:p text:style-name="P6"><text:span text:style-name="T7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3" draw:layer="layout" svg:width="5.461cm" svg:height="1.143cm" svg:x="15.16cm" svg:y="9.763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20.621cm" svg:y="9.763cm">
            <text:p text:style-name="P2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5.16cm" svg:y="9.789cm">
            <text:p text:style-name="P2">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20.621cm" svg:y="9.789cm">
            <text:p text:style-name="P2"><text:span text:style-name="T10">Hash of the most recent access </text:span><text:span text:style-name="T10">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5.16cm" svg:y="10.906cm">
            <text:p text:style-name="P2">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20.621cm" svg:y="10.906cm">
            <text:p text:style-name="P2"><text:span text:style-name="T4">Hash to the first chunk -</text:span><text:span text:style-name="T4">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7" draw:text-style-name="P7" draw:layer="layout" svg:width="7.366cm" svg:height="0.762cm" svg:x="16.938cm" svg:y="1.001cm">
            <text:p text:style-name="P6"><text:span text:style-name="T7">Backreferenc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g>
              <draw:custom-shape draw:style-name="gr4" draw:text-style-name="P3" draw:layer="layout" svg:width="5.461cm" svg:height="1.143cm" svg:x="15.16cm" svg:y="1.915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1.915cm">
                <text:p text:style-name="P2"><text:span text:style-name="T2">The hash of the </text:span><text:span text:style-name="T2">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4" draw:text-style-name="P3" draw:layer="layout" svg:width="5.461cm" svg:height="1.143cm" svg:x="15.16cm" svg:y="1.941cm">
                <text:p text:style-name="P2">5ccfae81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1.941cm">
                <text:p text:style-name="P2"><text:span text:style-name="T11">Name HashID of the first name that refers to this objec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4" draw:text-style-name="P3" draw:layer="layout" svg:width="5.461cm" svg:height="1.143cm" svg:x="15.16cm" svg:y="5.318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5.318cm">
                <text:p text:style-name="P2"><text:span text:style-name="T2">The hash of the </text:span><text:span text:style-name="T2">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4" draw:text-style-name="P3" draw:layer="layout" svg:width="5.461cm" svg:height="1.143cm" svg:x="15.16cm" svg:y="5.344cm">
                <text:p text:style-name="P2">c22d0e21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5.344cm">
                <text:p text:style-name="P2"><text:span text:style-name="T5">Hash of the next back </text:span><text:span text:style-name="T5">referen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4" draw:text-style-name="P3" draw:layer="layout" svg:width="5.461cm" svg:height="1.143cm" svg:x="15.16cm" svg:y="6.461cm">
                <text:p text:style-name="P2">beef0100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6.461cm">
                <text:p text:style-name="P2"><text:span text:style-name="T2">The hash of the </text:span><text:span text:style-name="T2">previous Manifes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4" draw:text-style-name="P3" draw:layer="layout" svg:width="5.461cm" svg:height="1.143cm" svg:x="15.16cm" svg:y="6.487cm">
                <text:p text:style-name="P2">6ebb7a45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6.487cm">
                <text:p text:style-name="P2"><text:span text:style-name="T5">Hash of the previous </text:span><text:span text:style-name="T5">back reference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4" draw:text-style-name="P3" draw:layer="layout" svg:width="5.461cm" svg:height="1.143cm" svg:x="15.16cm" svg:y="4.175cm">
                <text:p text:style-name="P2">c5c6884a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4.175cm">
                <text:p text:style-name="P2"><text:span text:style-name="T9">Flag to mark if the speculative </text:span><text:span text:style-name="T9">back reference is confirmed or not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g>
              <draw:custom-shape draw:style-name="gr4" draw:text-style-name="P3" draw:layer="layout" svg:width="5.461cm" svg:height="1.143cm" svg:x="15.16cm" svg:y="3.032cm">
                <text:p text:style-name="P2">6b4bd394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  <draw:custom-shape draw:style-name="gr5" draw:text-style-name="P4" draw:layer="layout" svg:width="5.461cm" svg:height="1.143cm" svg:x="20.621cm" svg:y="3.032cm">
                <text:p text:style-name="P2"><text:span text:style-name="T10">Time Stamp When </text:span><text:span text:style-name="T10">Backreference was created in </text:span><text:span text:style-name="T10">seconds since Epoch</text:span>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</draw:g>
        </draw:g>
        <draw:g>
          <draw:custom-shape draw:style-name="gr4" draw:text-style-name="P3" draw:layer="layout" svg:width="5.461cm" svg:height="1.143cm" svg:x="1cm" svg:y="12.684cm">
            <text:p text:style-name="P2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12.684cm">
            <text:p text:style-name="P2"><text:span text:style-name="T4">Hash to the first name -</text:span><text:span text:style-name="T4">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cm" svg:y="9.255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9.255cm">
            <text:p text:style-name="P2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cm" svg:y="9.281cm">
            <text:p text:style-name="P2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9.281cm">
            <text:p text:style-name="P2"><text:span text:style-name="T5">Hash of the ‘fixed’ name </text:span><text:span text:style-name="T5">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cm" svg:y="10.398cm">
            <text:p text:style-name="P2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10.398cm">
            <text:p text:style-name="P2"><text:span text:style-name="T4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cm" svg:y="9.255cm">
            <text:p text:style-name="P2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9.255cm">
            <text:p text:style-name="P2"><text:span text:style-name="T2">The hash of the </text:span><text:span text:style-name="T2">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cm" svg:y="9.281cm">
            <text:p text:style-name="P2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9.281cm">
            <text:p text:style-name="P2"><text:span text:style-name="T12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cm" svg:y="10.398cm">
            <text:p text:style-name="P2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10.398cm">
            <text:p text:style-name="P2"><text:span text:style-name="T2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cm" svg:y="11.541cm">
            <text:p text:style-name="P2">0ffaa7d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6.461cm" svg:y="11.541cm">
            <text:p text:style-name="P2"><text:span text:style-name="T4">Owner, Group, World </text:span><text:span text:style-name="T4">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7" draw:text-style-name="P7" draw:layer="layout" svg:width="7.366cm" svg:height="0.762cm" svg:x="17.002cm" svg:y="12.938cm">
          <text:p text:style-name="P6"><text:span text:style-name="T13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4" draw:text-style-name="P3" draw:layer="layout" svg:width="5.461cm" svg:height="1.143cm" svg:x="14.843cm" svg:y="15.478cm">
            <text:p text:style-name="P2"><text:span text:style-name="T2">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20.304cm" svg:y="15.478cm">
            <text:p text:style-name="P2"><text:span text:style-name="T6">Most recent access time for </text:span><text:span text:style-name="T6">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4.843cm" svg:y="14.335cm">
            <text:p text:style-name="P2">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20.304cm" svg:y="14.335cm">
            <text:p text:style-name="P2"><text:span text:style-name="T8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4.843cm" svg:y="16.621cm">
            <text:p text:style-name="P2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20.304cm" svg:y="16.621cm">
            <text:p text:style-name="P2"><text:span text:style-name="T12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4" draw:text-style-name="P3" draw:layer="layout" svg:width="5.461cm" svg:height="1.143cm" svg:x="14.843cm" svg:y="17.764cm">
            <text:p text:style-name="P2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4" draw:layer="layout" svg:width="5.461cm" svg:height="1.143cm" svg:x="20.304cm" svg:y="17.764cm">
            <text:p text:style-name="P2"><text:span text:style-name="T2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Novak</meta:initial-creator>
    <meta:creation-date>2020-07-07T13:56:41.946114599</meta:creation-date>
    <dc:date>2020-07-07T18:25:42.942305661</dc:date>
    <dc:creator>Robert Novak</dc:creator>
    <meta:editing-duration>PT2M39S</meta:editing-duration>
    <meta:editing-cycles>1</meta:editing-cycles>
    <meta:document-statistic meta:object-count="181"/>
    <meta:generator>LibreOffice/6.4.4.2$Linux_X86_64 LibreOffice_project/40$Build-2</meta:generator>
  </office:meta>
</office:document-meta>
</file>